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(o.partner_id and o.partner_id.street3 or '').upper()&gt;</text:placeholder> <text:s/></text:p>
            <text:p text:style-name="P29"><text:s/><text:placeholder text:placeholder-type="text">&lt;(o.partner_id and o.partner_id.city or '').upper()&gt;</text:placeholder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name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8:09:32</dc:date>
    <meta:editing-duration>P2DT14H18M45S</meta:editing-duration>
    <meta:editing-cycles>491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5" meta:word-count="425" meta:character-count="4564" meta:non-whitespace-character-count="4076"/>
  </office:meta>
</office:document-meta>
</file>